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2" style:parent-style-name="Paragraphedeliste" style:list-style-name="LFO3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3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4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5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6" style:parent-style-name="Paragraphedeliste" style:list-style-name="LFO3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7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8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9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0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1" style:parent-style-name="Paragraphedeliste" style:list-style-name="LFO3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2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3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4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5" style:parent-style-name="Paragraphedeliste" style:list-style-name="LFO3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6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7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8" style:parent-style-name="Paragraphedeliste" style:list-style-name="LFO3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19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20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21" style:parent-style-name="Normal" style:family="paragraph">
      <style:text-properties style:font-name="Arial" style:font-name-complex="Arial" fo:color="#000000" fo:language="fr" fo:country="TN" style:language-asian="fr" style:country-asian="TN" style:language-complex="ar" style:country-complex="SA"/>
    </style:style>
    <style:style style:name="P22" style:parent-style-name="Normal" style:family="paragraph">
      <style:text-properties style:font-name="Arial" style:font-name-complex="Arial" fo:color="#000000" fo:language="fr" fo:country="TN"/>
    </style:style>
    <style:style style:name="P23" style:parent-style-name="Normal" style:family="paragraph">
      <style:text-properties style:font-name="Arial" style:font-name-complex="Arial" fo:color="#000000" fo:language="fr" fo:country="TN"/>
    </style:style>
    <style:style style:name="P24" style:parent-style-name="Normal" style:family="paragraph">
      <style:text-properties style:font-name="Arial" style:font-name-complex="Arial" fo:color="#000000" fo:language="fr" fo:country="TN"/>
    </style:style>
    <style:style style:name="P25" style:parent-style-name="Normal" style:family="paragraph">
      <style:text-properties style:font-name="Arial" style:font-name-complex="Arial" fo:color="#000000" fo:language="fr" fo:country="TN"/>
    </style:style>
    <style:style style:name="P26" style:parent-style-name="Normal" style:family="paragraph">
      <style:paragraph-properties fo:break-before="page"/>
      <style:text-properties style:font-name="Arial" style:font-name-complex="Arial" fo:color="#000000" fo:language="fr" fo:country="TN"/>
    </style:style>
    <style:style style:name="P27" style:parent-style-name="Normal" style:family="paragraph">
      <style:text-properties style:font-name="Arial" style:font-name-complex="Arial" fo:color="#000000" fo:language="fr" fo:country="TN"/>
    </style:style>
    <style:style style:name="P28" style:parent-style-name="Normal" style:family="paragraph">
      <style:text-properties style:font-name="Arial" style:font-name-complex="Arial" fo:color="#000000" fo:language="fr" fo:country="TN"/>
    </style:style>
    <style:style style:name="P29" style:parent-style-name="Normal" style:family="paragraph">
      <style:text-properties style:font-name="Arial" style:font-name-complex="Arial" fo:color="#000000" fo:language="fr" fo:country="TN"/>
    </style:style>
    <style:style style:name="P30" style:parent-style-name="Normal" style:family="paragraph">
      <style:text-properties style:font-name="Arial" style:font-name-complex="Arial" fo:color="#000000" fo:language="fr" fo:country="TN"/>
    </style:style>
    <style:style style:name="P31" style:parent-style-name="Normal" style:family="paragraph">
      <style:text-properties style:font-name="Arial" style:font-name-complex="Arial" fo:color="#000000" fo:language="fr" fo:country="TN"/>
    </style:style>
    <style:style style:name="P32" style:parent-style-name="Normal" style:family="paragraph">
      <style:text-properties style:font-name="Arial" style:font-name-complex="Arial" fo:color="#000000" fo:language="fr" fo:country="TN"/>
    </style:style>
    <style:style style:name="P33" style:parent-style-name="Normal" style:family="paragraph">
      <style:text-properties style:font-name="Arial" style:font-name-complex="Arial" fo:color="#000000" fo:language="fr" fo:country="TN"/>
    </style:style>
    <style:style style:name="P34" style:parent-style-name="Normal" style:family="paragraph">
      <style:text-properties style:font-name="Arial" style:font-name-complex="Arial" fo:color="#000000" fo:language="fr" fo:country="TN"/>
    </style:style>
    <style:style style:name="P35" style:parent-style-name="Normal" style:family="paragraph">
      <style:text-properties style:font-name="Arial" style:font-name-complex="Arial" fo:color="#000000" fo:language="fr" fo:country="TN"/>
    </style:style>
    <style:style style:name="P36" style:parent-style-name="Normal" style:family="paragraph">
      <style:text-properties style:font-name="Arial" style:font-name-complex="Arial" fo:color="#000000" fo:language="fr" fo:country="TN"/>
    </style:style>
    <style:style style:name="P37" style:parent-style-name="Normal" style:family="paragraph">
      <style:text-properties style:font-name="Arial" style:font-name-complex="Arial" fo:color="#000000" fo:language="fr" fo:country="TN"/>
    </style:style>
    <style:style style:name="P38" style:parent-style-name="Normal" style:family="paragraph">
      <style:text-properties style:font-name="Arial" style:font-name-complex="Arial" fo:color="#000000" fo:language="fr" fo:country="TN"/>
    </style:style>
    <style:style style:name="P39" style:parent-style-name="Normal" style:family="paragraph">
      <style:text-properties style:font-name="Arial" style:font-name-complex="Arial" fo:color="#000000" fo:language="fr" fo:country="TN"/>
    </style:style>
    <style:style style:name="P40" style:parent-style-name="Normal" style:family="paragraph">
      <style:text-properties style:font-name="Arial" style:font-name-complex="Arial" fo:color="#000000" fo:language="fr" fo:country="TN"/>
    </style:style>
    <style:style style:name="P41" style:parent-style-name="Normal" style:family="paragraph">
      <style:text-properties style:font-name="Arial" style:font-name-complex="Arial" fo:color="#000000" fo:language="fr" fo:country="TN"/>
    </style:style>
    <style:style style:name="P42" style:parent-style-name="Normal" style:family="paragraph">
      <style:text-properties style:font-name="Arial" style:font-name-complex="Arial" fo:color="#000000" fo:language="fr" fo:country="TN"/>
    </style:style>
    <style:style style:name="P43" style:parent-style-name="Normal" style:family="paragraph">
      <style:text-properties style:font-name="Arial" style:font-name-complex="Arial" fo:color="#000000" fo:language="fr" fo:country="TN"/>
    </style:style>
    <style:style style:name="P44" style:parent-style-name="Normal" style:family="paragraph">
      <style:text-properties style:font-name="Arial" style:font-name-complex="Arial" fo:color="#000000" fo:language="fr" fo:country="TN"/>
    </style:style>
    <style:style style:name="P45" style:parent-style-name="Normal" style:family="paragraph">
      <style:text-properties style:font-name="Arial" style:font-name-complex="Arial" fo:color="#000000" fo:language="fr" fo:country="TN"/>
    </style:style>
    <style:style style:name="P46" style:parent-style-name="Normal" style:family="paragraph">
      <style:text-properties style:font-name="Arial" style:font-name-complex="Arial" fo:color="#000000" fo:language="fr" fo:country="TN"/>
    </style:style>
    <style:style style:name="P47" style:parent-style-name="Normal" style:family="paragraph">
      <style:text-properties style:font-name="Arial" style:font-name-complex="Arial" fo:color="#000000" fo:language="fr" fo:country="TN"/>
    </style:style>
    <style:style style:name="T48" style:parent-style-name="Policepardéfaut" style:family="text">
      <style:text-properties style:font-name="Arial" style:font-name-complex="Arial" fo:color="#000000" fo:language="fr" fo:country="TN"/>
    </style:style>
    <style:style style:name="T49" style:parent-style-name="Policepardéfaut" style:family="text">
      <style:text-properties style:font-name="Arial" style:font-name-complex="Arial" fo:color="#000000" fo:language="fr" fo:country="FR"/>
    </style:style>
    <style:style style:name="P50" style:parent-style-name="Normal" style:family="paragraph">
      <style:text-properties style:font-name="Arial" style:font-name-complex="Arial" fo:color="#000000" fo:language="fr" fo:country="FR"/>
    </style:style>
    <style:style style:name="P51" style:parent-style-name="Normal" style:family="paragraph">
      <style:text-properties style:font-name="Arial" style:font-name-complex="Arial" fo:color="#000000" fo:language="fr" fo:country="FR"/>
    </style:style>
    <style:style style:name="P52" style:parent-style-name="Normal" style:family="paragraph">
      <style:text-properties style:font-name="Arial" style:font-name-complex="Arial" fo:color="#000000" fo:language="fr" fo:country="FR"/>
    </style:style>
    <style:style style:name="P53" style:parent-style-name="Normal" style:family="paragraph">
      <style:text-properties style:font-name="Arial" style:font-name-complex="Arial" fo:color="#000000" fo:language="fr" fo:country="FR"/>
    </style:style>
    <style:style style:name="P54" style:parent-style-name="Normal" style:family="paragraph">
      <style:text-properties style:font-name="Arial" style:font-name-complex="Arial" fo:color="#000000" fo:language="fr" fo:country="FR"/>
    </style:style>
    <style:style style:name="P55" style:parent-style-name="Normal" style:family="paragraph">
      <style:text-properties style:font-name="Arial" style:font-name-complex="Arial" fo:color="#000000" fo:language="fr" fo:country="FR"/>
    </style:style>
    <style:style style:name="P56" style:parent-style-name="Normal" style:family="paragraph">
      <style:text-properties style:font-name="Arial" style:font-name-complex="Arial" fo:color="#000000" fo:language="fr" fo:country="FR"/>
    </style:style>
    <style:style style:name="T57" style:parent-style-name="Policepardéfaut" style:family="text">
      <style:text-properties style:font-name="Arial" style:font-name-complex="Arial" fo:color="#000000" fo:language="fr" fo:country="FR"/>
    </style:style>
  </office:automatic-styles>
  <office:body>
    <office:text text:use-soft-page-breaks="true">
      <text:p text:style-name="P1">To address the problem of managing registrations and sessions more efficiently, I would suggest implementing a digital membership management system for the gym chain. Here's an outline of the proposed solution:</text:p>
      <text:list text:style-name="LFO3" text:continue-numbering="true">
        <text:list-item>
          <text:p text:style-name="P2">Member Management:</text:p>
        </text:list-item>
      </text:list>
      <text:p text:style-name="P3">Develop a centralized database to store member information, including unique identifiers, last names, first names, addresses, dates of birth, and genders.</text:p>
      <text:p text:style-name="P4">Create a user-friendly interface (web or mobile app) where members can register, update their details, and view available sessions.</text:p>
      <text:p text:style-name="P5">Implement a secure login system to ensure data privacy.</text:p>
      <text:list text:style-name="LFO3" text:continue-numbering="true">
        <text:list-item>
          <text:p text:style-name="P6">Session Management:</text:p>
        </text:list-item>
      </text:list>
      <text:p text:style-name="P7">Create a session scheduling module that allows gym staff to define sessions based on sport type, schedule, and maximum capacity (e.g., 20 members).</text:p>
      <text:p text:style-name="P8">Develop a system to automatically assign coaches to each session based on their specialties, availability, and the number of sessions they can handle simultaneously.</text:p>
      <text:p text:style-name="P9">Implement a booking mechanism that allows members to sign up for sessions through the digital platform, ensuring they cannot exceed the maximum capacity.</text:p>
      <text:p text:style-name="P10">Provide a waitlist feature so that members can join a queue if a session is already full. They will be notified if a spot becomes available due to cancellations or increased capacity.</text:p>
      <text:list text:style-name="LFO3" text:continue-numbering="true">
        <text:list-item>
          <text:p text:style-name="P11">Coaches Management:</text:p>
        </text:list-item>
      </text:list>
      <text:p text:style-name="P12">Maintain a database of coaches with their respective last names, first names, ages, and specialties.</text:p>
      <text:p text:style-name="P13">Allow coaches to set their availability and preferences for the sessions they can lead.</text:p>
      <text:p text:style-name="P14">Implement a scheduling algorithm that optimizes coach assignment based on their availability, expertise, and session demand.</text:p>
      <text:list text:style-name="LFO3" text:continue-numbering="true">
        <text:list-item>
          <text:p text:style-name="P15">Cross-Gymnasium Registration:</text:p>
        </text:list-item>
      </text:list>
      <text:p text:style-name="P16">Enable members to choose their primary gymnasium during registration, but allow them to attend sessions at other gymnasiums within the chain.</text:p>
      <text:p text:style-name="P17">Establish a communication system between gymnasiums to share member data and session availability, ensuring accurate real-time information across all locations.</text:p>
      <text:list text:style-name="LFO3" text:continue-numbering="true">
        <text:list-item>
          <text:p text:style-name="P18">Notifications and Reminders:</text:p>
        </text:list-item>
      </text:list>
      <text:p text:style-name="P19">Set up automated notifications to remind members of upcoming sessions, changes in schedules, or cancellations.</text:p>
      <text:p text:style-name="P20">Provide coaches with a platform to communicate with their assigned members regarding session-specific details or updates.</text:p>
      <text:p text:style-name="P21">By implementing this digital membership management system, the gym chain can streamline the registration process, improve session planning, reduce errors, and provide a better overall experience for both members and staff.</text:p>
      <text:p text:style-name="P22"/>
      <text:p text:style-name="P23"/>
      <text:p text:style-name="P24"/>
      <text:p text:style-name="P25"/>
      <text:p text:style-name="P26"/>
      <text:soft-page-break/>
      <text:p text:style-name="P27"><text:s text:c="10"/>Gymnasium <text:s text:c="13"/>Member <text:s text:c="17"/>Session <text:s text:c="15"/>Coach</text:p>
      <text:p text:style-name="P28"><text:s text:c="8"/>+------------+ <text:s text:c="7"/>+------------+ <text:s text:c="8"/>+------------+ <text:s text:c="7"/>+------------+</text:p>
      <text:p text:style-name="P29"><text:s text:c="8"/>| <text:s text:c="11"/>| <text:s text:c="7"/>| <text:s text:c="11"/>| <text:s text:c="8"/>| <text:s text:c="11"/>| <text:s text:c="7"/>| <text:s text:c="11"/>|</text:p>
      <text:p text:style-name="P30"><text:s text:c="8"/>| Add/Update | <text:s text:c="7"/>| Register/ <text:s/>| <text:s text:c="8"/>| Create/ <text:s text:c="3"/>| <text:s text:c="7"/>| Add/Update |</text:p>
      <text:p text:style-name="P31"><text:s text:c="8"/>| <text:s/>Remove <text:s text:c="3"/>| <text:s text:c="7"/>| <text:s/>Update <text:s text:c="3"/>| <text:s text:c="8"/>| Update/ <text:s text:c="3"/>| <text:s text:c="7"/>| <text:s/>Remove <text:s text:c="3"/>|</text:p>
      <text:p text:style-name="P32"><text:s text:c="8"/>| <text:s text:c="11"/>| <text:s text:c="7"/>| <text:s text:c="11"/>| <text:s text:c="8"/>| Remove <text:s text:c="4"/>| <text:s text:c="7"/>| <text:s text:c="11"/>|</text:p>
      <text:p text:style-name="P33"><text:s text:c="8"/>+------------+ <text:s text:c="7"/>+------------+ <text:s text:c="8"/>+------------+ <text:s text:c="7"/>+------------+</text:p>
      <text:p text:style-name="P34"><text:s text:c="14"/>| <text:s text:c="21"/>| <text:s text:c="21"/>| <text:s text:c="21"/>|</text:p>
      <text:p text:style-name="P35"><text:s text:c="14"/>| <text:s text:c="21"/>| <text:s text:c="21"/>| <text:s text:c="21"/>|</text:p>
      <text:p text:style-name="P36"><text:s text:c="8"/>+------------------------ Session Registration -------------------------+</text:p>
      <text:p text:style-name="P37"><text:s text:c="8"/>| <text:s text:c="21"/>+------------+ <text:s text:c="21"/>|</text:p>
      <text:p text:style-name="P38"><text:s text:c="8"/>| <text:s text:c="21"/>| <text:s text:c="11"/>| <text:s text:c="21"/>|</text:p>
      <text:p text:style-name="P39"><text:s text:c="8"/>| <text:s text:c="21"/>| Register/ <text:s/>| <text:s text:c="21"/>|</text:p>
      <text:p text:style-name="P40"><text:s text:c="8"/>| <text:s text:c="21"/>| <text:s/>Cancel <text:s text:c="3"/>| <text:s text:c="21"/>|</text:p>
      <text:p text:style-name="P41"><text:s text:c="8"/>| <text:s text:c="21"/>| <text:s text:c="11"/>| <text:s text:c="21"/>|</text:p>
      <text:p text:style-name="P42"><text:s text:c="8"/>+----------------------+------------+----------------------+</text:p>
      <text:p text:style-name="P43"><text:s text:c="45"/>|</text:p>
      <text:p text:style-name="P44"><text:s text:c="45"/>|</text:p>
      <text:p text:style-name="P45"><text:s text:c="34"/>+-------------------------+</text:p>
      <text:p text:style-name="P46"><text:s text:c="34"/>| <text:s text:c="24"/>|</text:p>
      <text:p text:style-name="P47"><text:s text:c="34"/>| Check-in System <text:s text:c="8"/>|</text:p>
      <text:p text:style-name="Normal"><text:span text:style-name="T48"><text:s text:c="34"/></text:span><text:span text:style-name="T49">| <text:s text:c="24"/>|</text:span></text:p>
      <text:p text:style-name="P50"><text:s text:c="34"/>+-------------------------+</text:p>
      <text:p text:style-name="P51"><text:s text:c="45"/>|</text:p>
      <text:p text:style-name="P52"><text:s text:c="45"/>|</text:p>
      <text:p text:style-name="P53"><text:s text:c="34"/>+-------------------------+</text:p>
      <text:p text:style-name="P54"><text:s text:c="34"/>| <text:s text:c="24"/>|</text:p>
      <text:p text:style-name="P55"><text:s text:c="34"/>| Real-time Availability <text:s/>|</text:p>
      <text:p text:style-name="P56"><text:s text:c="34"/>| <text:s text:c="24"/>|</text:p>
      <text:p text:style-name="Normal"><text:span text:style-name="T57"><text:s text:c="34"/>+-------------------------+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TN" style:language-asian="fr" style:country-asian="TN" style:language-complex="ar" style:country-complex="SA"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Symbol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jden azaza</dc:creator>
    <meta:creation-date>2009-04-16T11:32:00Z</meta:creation-date>
    <dc:date>2023-06-15T14:38:00Z</dc:date>
    <meta:template xlink:href="Normal" xlink:type="simple"/>
    <meta:editing-cycles>5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2" meta:paragraph-count="8" meta:word-count="672" meta:character-count="4495" meta:row-count="31" meta:non-whitespace-character-count="3831"/>
  </office:meta>
</office:document-meta>
</file>